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1" svg:font-family="Times"/>
    <style:font-face style:name="Courier" svg:font-family="Courier, '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uS_5f_Bild_2f_Tabellenunterschrift">
      <style:text-properties fo:background-color="#ffff00"/>
    </style:style>
    <style:style style:name="P2" style:family="paragraph" style:parent-style-name="SuS_5f_Tabellentext">
      <style:paragraph-properties style:snap-to-layout-grid="false"/>
    </style:style>
    <style:style style:name="P3" style:family="paragraph" style:parent-style-name="SuS_5f_Tabellenkopf">
      <style:paragraph-properties style:snap-to-layout-grid="false"/>
    </style:style>
    <style:style style:name="P4" style:family="paragraph" style:parent-style-name="SuS_5f_Mengentext">
      <style:paragraph-properties fo:margin-left="0cm" fo:margin-right="0cm" fo:text-indent="0cm" style:auto-text-indent="false"/>
    </style:style>
    <style:style style:name="P5" style:family="paragraph" style:parent-style-name="SuS_5f_Bibliografie">
      <style:paragraph-properties style:snap-to-layout-grid="false"/>
    </style:style>
    <style:style style:name="P6" style:family="paragraph" style:parent-style-name="SuS_5f_Headline">
      <style:text-properties fo:language="en" fo:country="GB"/>
    </style:style>
    <style:style style:name="P7" style:family="paragraph" style:parent-style-name="SuS_5f_Mengentext" style:master-page-name="Standard">
      <style:paragraph-properties style:page-number="auto"/>
      <style:text-properties fo:language="en" fo:country="GB"/>
    </style:style>
    <style:style style:name="P8" style:family="paragraph" style:parent-style-name="SuS_5f_Kastentext_5f_Aufzaehlung_5f_gegliedert">
      <style:paragraph-properties fo:margin-left="0.635cm" fo:margin-right="0cm" fo:text-indent="-0.635cm" style:auto-text-indent="false"/>
    </style:style>
    <style:style style:name="T1" style:family="text">
      <style:text-properties style:font-name="Arial" fo:font-size="8pt" style:font-size-asian="8pt" style:font-name-complex="Ari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variant="small-caps"/>
    </style:style>
    <style:style style:name="T5" style:family="text">
      <style:text-properties fo:font-variant="small-cap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Kopfzeile)</text:p>
      <text:p text:style-name="P6">Einsicht und Handeln mit Usus</text:p>
      <text:p text:style-name="SuS_5f_Subhead1">Subhead 1: Angabe des Themas (einzeilig)</text:p>
      <text:p text:style-name="SuS_5f_Subhead2">In den letzten Jahren hat sich in der Entwicklergemeinde mehr und mehr ein Bewusstsein für Codequalität bzw. innere Softwarequalität entwickelt. Doch was bedeutet Codequalität eigentlich? Kann man sie messen? Und wenn man sie misst, welche Erkenntnisse gewinnt man daraus? Und wenn man Erkenntnisse gewonnen hat, wie reagiert man darauf und was kann man zur Verbesserung unternehmen? Usus versucht eine Antwort auf diese Fragen zu geben.</text:p>
      <text:p text:style-name="SuS_5f_Autorname">Nicole Rauch, Marc Philipp</text:p>
      <text:p text:style-name="SuS_5f_Absatzheadline">Warum Codequalität?</text:p>
      <text:p text:style-name="SuS_5f_Mengentext">Jedes Stück Code wird nur einmal geschrieben, aber möglicherweise Hunderte von Malen gelesen und nachvollzogen. Daher ist es sehr effektiv, den Code so zu gestalten, dass das Lesen und Verstehen einfach wird. Die Änderbarkeit steht als weitere wichtige Eigenschaft des Codes im direkten Zusammenhang mit der Nachvollziehbarkeit: Man sollte nur Code ändern, den man versteht! Usus prüft verschiedene Aspekte des Codes, die wir für essentiell für eine gute Nachvollziehbarkeit und damit eine leichte Änderbarkeit des Codes halten.</text:p>
      <text:p text:style-name="SuS_5f_Mengentext"><text:span text:style-name="T5">Warum soll ich meinen Code überhaupt ändern?</text:span> Beim Entwickeln von Software ist die Versuchung groß, sich nicht zu lange mit dem Aufräumen der Codebasis aufzuhalten: Aufräumen braucht Zeit, die man besser zum Codieren verwenden kann; das Projekt ist doch bald zu Ende; alle Entwickler kennen den ganzen Code; neue Teammitglieder wird es nicht geben; und außerdem wird die Software sowieso nicht lange leben, keine neuen Features bekommen und nicht gewartet werden müssen, denn sie hat ja keine Bugs. Unsere Erfahrungen in Legacy-Projekten lehren uns, dass diese Annahmen eher ins Reich der Entwicklermärchen gehören. Software-"Zwischenlösungen", die seit zehn Jahren weiterentwickelt werden und inzwischen ihren Funktionsumfang vervielfacht haben, scheinen eher an der Tagesordnung zu sein.</text:p>
      <text:p text:style-name="SuS_5f_Mengentext"><text:span text:style-name="T4">Warum ein Analysewerkzeug?</text:span> Die Geschmäcker sind verschieden. Und so gibt es auch viele Meinungen dazu, was lesbaren und verständlichen Code ausmacht. Analysewerkzeuge helfen dabei, diese Meinungen zu vereinheitlichen, so dass jedes Mitglied eines Teams dieselben Regeln für seinen Code zugrundelegt. Genauso wie alle Teammitglieder dieselben Formatierungsregeln benutzen, damit der Code gleich formatiert ist.</text:p>
      <text:p text:style-name="SuS_5f_Mengentext"><text:span text:style-name="T4">Wo kann ich weiterlesen?</text:span> Weitere Informationen zu Refactoring, Clean Code und Software Craftsmanship findet man in den Büchern von Fowler [1], McBreen [2] bw. Martin [3]. Die Clean Code Developer-Initiative [4] bietet einen Ansatz, wie man auch im Entwicklungsalltag die Codequalität nicht aus den Augen verliert.</text:p>
      <text:p text:style-name="SuS_5f_Mengentext"/>
      <text:p text:style-name="SuS_5f_Bilddateiname">autorname_thema_1.tif</text:p>
      <text:p text:style-name="P1">Abb. 1: Hier steht eine Bildunterschrift</text:p>
      <text:p text:style-name="SuS_5f_Mengentext"/>
      <text:p text:style-name="SuS_5f_Autor_5f_Kurzbiografie">Hier steht die Kurzbiografie, die nicht größer als drei Zeilen sein soll. Hier steht die Kurzbiografie, die nicht größer als drei Zeilen sein soll. Hier steht die Kurzbiografie, die nicht größer als drei Zeilen sein soll.</text:p>
      <text:p text:style-name="SuS_5f_Links_5f_und_5f_Literatur_5f_Headline">Links &amp; Literatur</text:p>
      <text:p text:style-name="SuS_5f_Links_5f_und_5f_Literatur_5f_Text"><text:soft-page-break/>[1] Link</text:p>
      <text:p text:style-name="SuS_5f_Links_5f_und_5f_Literatur_5f_Text">[2] Literaturangabe</text:p>
      <text:p text:style-name="SuS_5f_Links_5f_und_5f_Literatur_5f_Text">[3] Literaturang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1" svg:font-family="Times"/>
    <style:font-face style:name="Courier" svg:font-family="Courier, '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S_5f_Mengentext" style:display-name="SuS_Mengentext" style:family="paragraph" style:parent-style-name="Standard">
      <style:paragraph-properties fo:margin-left="0cm" fo:margin-right="0cm" fo:line-height="0.564cm" fo:text-indent="0.7cm" style:auto-text-indent="false"/>
    </style:style>
    <style:style style:name="SuS_5f_Kastentext" style:display-name="SuS_Kastentext" style:family="paragraph" style:parent-style-name="SuS_5f_Mengentext">
      <style:paragraph-properties fo:line-height="0.529cm"/>
      <style:text-properties style:font-name="Arial" fo:font-size="9pt" style:font-size-asian="9pt"/>
    </style:style>
    <style:style style:name="SuS_5f_Kastenheadline" style:display-name="SuS_Kastenheadline" style:family="paragraph" style:parent-style-name="SuS_5f_Kastentext" style:next-style-name="SuS_5f_Kastentext">
      <style:paragraph-properties fo:line-height="0.494cm" fo:background-color="#e0e0e0">
        <style:background-image/>
      </style:paragraph-properties>
      <style:text-properties fo:font-weight="bold" style:font-weight-asian="bold" style:font-weight-complex="bold"/>
    </style:style>
    <style:style style:name="SuS_5f_Tabellenkopf" style:display-name="SuS_Tabellenkopf" style:family="paragraph" style:parent-style-name="SuS_5f_Kastenheadline" style:next-style-name="SuS_5f_Tabellentext">
      <style:text-properties fo:font-size="9pt" style:font-size-asian="9pt"/>
    </style:style>
    <style:style style:name="SuS_5f_Tabellentext" style:display-name="SuS_Tabellentext" style:family="paragraph" style:parent-style-name="SuS_5f_Kastentext">
      <style:paragraph-properties fo:margin-left="0cm" fo:margin-right="0cm" fo:text-indent="0cm" style:auto-text-indent="false"/>
      <style:text-properties fo:font-size="9pt" style:font-size-asian="9pt"/>
    </style:style>
    <style:style style:name="SuS_5f_Absatzheadline" style:display-name="SuS_Absatzheadline" style:family="paragraph" style:parent-style-name="SuS_5f_Mengentext" style:next-style-name="SuS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SuS_5f_Subhead2" style:display-name="SuS_Subhead2" style:family="paragraph" style:parent-style-name="SuS_5f_Mengentext" style:next-style-name="SuS_5f_Mengentext">
      <style:paragraph-properties fo:margin-left="0cm" fo:margin-right="0cm" fo:margin-top="0cm" fo:margin-bottom="0.212cm" fo:text-indent="0cm" style:auto-text-indent="false"/>
      <style:text-properties fo:font-size="11pt" style:font-size-asian="11pt"/>
    </style:style>
    <style:style style:name="SuS_5f_Subhead1" style:display-name="SuS_Subhead1" style:family="paragraph" style:parent-style-name="SuS_5f_Mengentext" style:next-style-name="SuS_5f_Subhead2">
      <style:paragraph-properties fo:margin-top="0.212cm" fo:margin-bottom="0cm"/>
      <style:text-properties style:font-name="Arial" fo:font-size="12pt" style:font-size-asian="12pt"/>
    </style:style>
    <style:style style:name="SuS_5f_Headline" style:display-name="SuS_Headline" style:family="paragraph" style:parent-style-name="SuS_5f_Mengentext" style:next-style-name="SuS_5f_Subhead1">
      <style:paragraph-properties fo:line-height="100%"/>
      <style:text-properties fo:font-size="18pt" style:font-size-asian="18pt"/>
    </style:style>
    <style:style style:name="SuS_5f_Aufzaehlung_5f_gegliedert" style:display-name="SuS_Aufzaehlung_gegliedert" style:family="paragraph" style:parent-style-name="SuS_5f_Mengentext" style:list-style-name="WW8Num2"/>
    <style:style style:name="SuS_5f_Quellcode" style:display-name="SuS_Quellcode" style:family="paragraph" style:parent-style-name="SuS_5f_Mengentext">
      <style:text-properties style:font-name="Courier" fo:font-size="8pt" fo:language="en" fo:country="US" style:font-size-asian="8pt"/>
    </style:style>
    <style:style style:name="SuS_5f_Autorname" style:display-name="SuS_Autorname" style:family="paragraph" style:parent-style-name="SuS_5f_Mengentext" style:next-style-name="SuS_5f_Mengentext">
      <style:paragraph-properties fo:margin-left="0cm" fo:margin-right="0cm" fo:text-indent="0cm" style:auto-text-indent="false"/>
      <style:text-properties fo:font-weight="bold" style:font-weight-asian="bold"/>
    </style:style>
    <style:style style:name="SuS_5f_Bild_2f_Tabellenunterschrift" style:display-name="SuS_Bild/Tabellenunterschrift" style:family="paragraph" style:parent-style-name="SuS_5f_Mengentext" style:next-style-name="SuS_5f_Mengentext">
      <style:paragraph-properties fo:margin-left="0cm" fo:margin-right="0cm" fo:line-height="0.494cm" fo:text-indent="0cm" style:auto-text-indent="false" fo:background-color="#ffff00">
        <style:background-image/>
      </style:paragraph-properties>
    </style:style>
    <style:style style:name="SuS_5f_Kasten_5f_Absatzheadline" style:display-name="SuS_Kasten_Absatzheadline" style:family="paragraph" style:parent-style-name="SuS_5f_Kastentext" style:next-style-name="SuS_5f_Kastentext">
      <style:paragraph-properties fo:margin-top="0.282cm" fo:margin-bottom="0cm"/>
      <style:text-properties fo:font-weight="bold" style:font-weight-asian="bold" style:font-weight-complex="bold"/>
    </style:style>
    <style:style style:name="SuS_5f_Kastentext_5f_Aufzaehlung_5f_gegliedert" style:display-name="SuS_Kastentext_Aufzaehlung_gegliedert" style:family="paragraph" style:parent-style-name="SuS_5f_Kastentext" style:list-style-name="WW8Num4">
      <style:text-properties fo:font-size="9pt" style:font-size-asian="9pt"/>
    </style:style>
    <style:style style:name="SuS_5f_Links_5f_und_5f_Literatur_5f_Headline" style:display-name="SuS_Links_und_Literatur_Headline" style:family="paragraph" style:parent-style-name="SuS_5f_Tabellentext" style:next-style-name="SuS_5f_Links_5f_und_5f_Literatur_5f_Text">
      <style:paragraph-properties fo:margin-top="0.423cm" fo:margin-bottom="0cm" fo:padding-left="0cm" fo:padding-right="0cm" fo:padding-top="0cm" fo:padding-bottom="0.035cm" fo:border-left="none" fo:border-right="none" fo:border-top="none" fo:border-bottom="0.018cm solid #000000"/>
      <style:text-properties fo:font-weight="bold" style:font-weight-asian="bold" style:font-weight-complex="bold"/>
    </style:style>
    <style:style style:name="SuS_5f_Links_5f_und_5f_Literatur_5f_Text" style:display-name="SuS_Links_und_Literatur_Text" style:family="paragraph" style:parent-style-name="SuS_5f_Kastentext_5f_Aufzaehlung_5f_gegliedert" style:list-style-name="">
      <style:paragraph-properties fo:margin-left="0cm" fo:margin-right="0cm" fo:text-indent="0cm" style:auto-text-indent="false"/>
    </style:style>
    <style:style style:name="SuS_5f_Interview_5f_Zitat" style:display-name="SuS_Interview_Zitat" style:family="paragraph" style:parent-style-name="SuS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SuS_5f_Bilddateiname" style:display-name="SuS_Bilddateiname" style:family="paragraph" style:parent-style-name="SuS_5f_Mengentext" style:next-style-name="SuS_5f_Bild_2f_Tabellenunterschrift">
      <style:paragraph-properties fo:margin-left="0cm" fo:margin-right="0cm" fo:line-height="0.494cm" fo:text-indent="0cm" style:auto-text-indent="false" fo:background-color="#ffcc00">
        <style:background-image/>
      </style:paragraph-properties>
      <style:text-properties style:font-name="Times"/>
    </style:style>
    <style:style style:name="SuS_5f_Aufzaehlung_5f_nummeriert" style:display-name="SuS_Aufzaehlung_nummeriert" style:family="paragraph" style:parent-style-name="SuS_5f_Mengentext" style:list-style-name="WW8Num1">
      <style:paragraph-properties fo:margin-left="0cm" fo:margin-right="0cm" fo:text-indent="0cm" style:auto-text-indent="false">
        <style:tab-stops>
          <style:tab-stop style:position="0.63cm"/>
        </style:tab-stops>
      </style:paragraph-properties>
    </style:style>
    <style:style style:name="SuS_5f_Kastentext_5f_Aufzaehlung_5f_nummeriert" style:display-name="SuS_Kastentext_Aufzaehlung_nummeriert" style:family="paragraph" style:parent-style-name="SuS_5f_Kastentext" style:list-style-name="WW8Num3">
      <style:paragraph-properties fo:margin-left="0.63cm" fo:margin-right="0cm" fo:text-indent="-0.63cm" style:auto-text-indent="false">
        <style:tab-stops/>
      </style:paragraph-properties>
    </style:style>
    <style:style style:name="SuS_5f_Autor_5f_Kurzbiografie" style:display-name="SuS_Autor_Kurzbiografie" style:family="paragraph" style:parent-style-name="SuS_5f_Mengentext" style:next-style-name="SuS_5f_Mengentext">
      <style:paragraph-properties fo:margin-left="0cm" fo:margin-right="0cm" fo:text-indent="0cm" style:auto-text-indent="false"/>
      <style:text-properties fo:font-style="italic" style:font-style-asian="italic"/>
    </style:style>
    <style:style style:name="SuS_5f_Interview_5f_Frage" style:display-name="SuS_Interview_Frage" style:family="paragraph" style:parent-style-name="SuS_5f_Mengentext" style:next-style-name="SuS_5f_Mengentext">
      <style:text-properties fo:font-size="9pt" fo:font-weight="bold" style:font-size-asian="9pt" style:font-weight-asian="bold"/>
    </style:style>
    <style:style style:name="SuS_5f_Interview_5f_Antwort" style:display-name="SuS_Interview_Antwort" style:family="paragraph" style:parent-style-name="SuS_5f_Mengentext" style:next-style-name="SuS_5f_Mengentext"/>
    <style:style style:name="SuS_5f_Rezensent" style:display-name="SuS_Rezensent" style:family="paragraph" style:parent-style-name="SuS_5f_Mengentext" style:next-style-name="SuS_5f_Mengentext">
      <style:paragraph-properties fo:text-align="end" style:justify-single-word="false"/>
      <style:text-properties fo:font-style="italic" style:font-style-asian="italic"/>
    </style:style>
    <style:style style:name="SuS_5f_Bibliografie" style:display-name="SuS_Bibliografie" style:family="paragraph" style:parent-style-name="SuS_5f_Mengentext">
      <style:paragraph-properties fo:margin-left="0cm" fo:margin-right="0cm" fo:text-indent="0cm" style:auto-text-indent="false"/>
      <style:text-properties style:font-name="Arial"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bsatz-Standardschriftart" style:family="text"/>
    <style:style style:name="SuS_5f_Kursiv" style:display-name="SuS_Kursiv" style:family="text" style:parent-style-name="Absatz-Standardschriftart">
      <style:text-properties fo:font-style="italic" style:font-style-asian="italic"/>
    </style:style>
    <style:style style:name="SuS_5f_Kapitälchen" style:display-name="SuS_Kapitälchen" style:family="text" style:parent-style-name="Absatz-Standardschriftart">
      <style:text-properties fo:font-variant="small-caps"/>
    </style:style>
    <style:style style:name="SuS_5f_Link" style:display-name="SuS_Link" style:family="text" style:parent-style-name="Absatz-Standardschriftart">
      <style:text-properties style:text-underline-style="solid" style:text-underline-width="auto" style:text-underline-color="font-color" style:text-underline-mode="skip-white-space" style:text-overline-mode="skip-white-space" style:text-line-through-mode="skip-white-space"/>
    </style:style>
    <style:style style:name="SuS_5f_Bold" style:display-name="SuS_Bold" style:family="text" style:parent-style-name="Absatz-Standardschriftart">
      <style:text-properties fo:font-weight="bold" style:font-weight-asian="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8pt" style:font-size-asian="8pt" style:font-name-complex="Arial"/>
    </style:style>
    <style:page-layout style:name="M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831cm" style:dynamic-spacing="true"/>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Standard"><text:span text:style-name="MT1">Seite </text:span><text:span text:style-name="MT1"><text:page-number text:select-page="current">2</text:page-number></text:span><text:span text:style-name="MT1">, Druckdatum: </text:span><text:span text:style-name="MT1"><text:date style:data-style-name="N36" text:date-value="2010-08-12T16:17:41">12.08.2010</text:date></text:span><text:span text:style-name="MT1">, </text:span><text:span text:style-name="MT1"><text:time style:data-style-name="N40" text:time-value="2010-08-12T16:17:41">16:17</text:time></text:span><text:span text:style-name="MT1"> Uh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JM Formatvorlage</dc:title>
    <meta:creation-date>2010-08-12T13:37:38</meta:creation-date>
    <meta:editing-cycles>5</meta:editing-cycles>
    <meta:editing-duration>PT02H40M04S</meta:editing-duration>
    <meta:generator>OpenOffice.org/3.2$Unix OpenOffice.org_project/320m12$Build-9483</meta:generator>
    <meta:initial-creator>Marc Philipp</meta:initial-creator>
    <dc:date>2010-08-12T16:17:41</dc:date>
    <dc:creator>Marc Philipp</dc:creator>
    <meta:document-statistic meta:table-count="0" meta:image-count="0" meta:object-count="0" meta:page-count="2" meta:paragraph-count="18" meta:word-count="430" meta:character-count="2987"/>
  </office:meta>
</office:document-meta>
</file>